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1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.357cm" svg:y="6.516cm">
            <draw:object draw:notify-on-update-of-ranges="Sheet1.A3:Sheet1.A11 Sheet1.B2:Sheet1.B2 Sheet1.B3:Sheet1.B1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table:number-columns-spanned="2" table:number-rows-spanned="1">
            <text:p>ab -c 20 -n 1000</text:p>
          </table:table-cell>
          <table:covered-table-cell table:style-name="Default"/>
        </table:table-row>
        <table:table-row table:style-name="ro1">
          <table:table-cell office:value-type="string">
            <text:p>workers</text:p>
          </table:table-cell>
          <table:table-cell table:style-name="Default" office:value-type="string">
            <text:p>req/se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1.39">
            <text:p>401.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46.42">
            <text:p>646.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26.49">
            <text:p>726.4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61.1">
            <text:p>761.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85.69">
            <text:p>785.6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08.1">
            <text:p>808.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66.5">
            <text:p>766.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41.42">
            <text:p>741.42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24.7">
            <text:p>724.7</text:p>
          </table:table-cell>
        </table:table-row>
        <table:table-row table:style-name="ro1">
          <table:table-cell/>
          <table:table-cell table:style-name="Default" table:formula="of:=SUM([.B3:.B11])/9" office:value-type="float" office:value="706.867777777778">
            <text:p>706,8677777778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a" fo:country="D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0" number:min-integer-digits="3" number:grouping="true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1">11-10-2011</text:date>, <text:time>21:0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sper kjeldgaard</meta:initial-creator>
    <meta:creation-date>2011-10-10T03:32:48</meta:creation-date>
    <dc:date>2011-10-11T21:00:24</dc:date>
    <dc:creator>jesper kjeldgaard</dc:creator>
    <meta:editing-duration>PT55M17S</meta:editing-duration>
    <meta:editing-cycles>11</meta:editing-cycles>
    <meta:generator>LibreOffice/3.4$Unix LibreOffice_project/340m1$Build-302</meta:generator>
    <meta:document-statistic meta:table-count="3" meta:cell-count="2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000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5.517cm" svg:y="0.495cm" chart:style-name="ch2">
          <text:p>2000 requests, 200 at a time</text:p>
        </chart:subtitle>
        <chart:plot-area chart:style-name="ch3" table:cell-range-address="Sheet1.A2:Sheet1.B11" chart:data-source-has-labels="both" svg:x="1.321cm" svg:y="1.512cm" svg:width="14.039cm" svg:height="6.337cm">
          <chartooo:coordinate-region svg:x="2.144cm" svg:y="1.714cm" svg:width="12.928cm" svg:height="5.482cm"/>
          <chart:axis chart:dimension="x" chart:name="primary-x" chart:style-name="ch4" chartooo:axis-type="auto">
            <chartooo:date-scale/>
            <chart:title svg:x="6.907cm" svg:y="8.029cm" chart:style-name="ch5">
              <text:p># worker processes</text:p>
            </chart:title>
            <chart:categories table:cell-range-address="Sheet1.A3:Sheet1.A11"/>
            <chart:grid chart:style-name="ch6" chart:class="major"/>
          </chart:axis>
          <chart:axis chart:dimension="y" chart:name="primary-y" chart:style-name="ch7">
            <chart:title svg:x="0.451cm" svg:y="5.891cm" chart:style-name="ch8">
              <text:p>requests/second</text:p>
            </chart:title>
            <chart:grid chart:style-name="ch6" chart:class="major"/>
          </chart:axis>
          <chart:series chart:style-name="ch9" chart:values-cell-range-address="Sheet1.B3:Sheet1.B11" chart:label-cell-address="Sheet1.B2:Sheet1.B2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3:Sheet1.A11</svg:desc>
                </draw:g>
              </table:table-cell>
              <table:table-cell office:value-type="float" office:value="401.39">
                <text:p>401.39</text:p>
                <draw:g>
                  <svg:desc>Sheet1.B3:Sheet1.B1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46.42">
                <text:p>646.4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26.49">
                <text:p>726.4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61.1">
                <text:p>761.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85.69">
                <text:p>785.6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08.1">
                <text:p>808.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766.5">
                <text:p>766.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41.42">
                <text:p>741.4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24.7">
                <text:p>724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